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P1" style:family="paragraph" style:parent-style-name="normal">
      <style:text-properties fo:color="#3c4043" loext:opacity="100%" style:font-name="Roboto" fo:font-size="10.5pt" style:font-name-asian="Roboto1" style:font-size-asian="10.5pt" style:font-name-complex="Roboto1" style:font-size-complex="10.5pt"/>
    </style:style>
    <style:style style:name="P2" style:family="paragraph" style:parent-style-name="normal">
      <style:paragraph-properties fo:margin-left="0cm" fo:margin-right="0cm" fo:margin-top="0.388cm" fo:margin-bottom="0.388cm" style:contextual-spacing="false" fo:line-height="100%" fo:text-indent="0cm" style:auto-text-indent="false"/>
      <style:text-properties fo:color="#3c4043" loext:opacity="100%" style:font-name="Roboto" fo:font-size="10.5pt" style:font-name-asian="Roboto1" style:font-size-asian="10.5pt" style:font-name-complex="Roboto1" style:font-size-complex="10.5pt"/>
    </style:style>
    <style:style style:name="P3" style:family="paragraph" style:parent-style-name="normal">
      <style:paragraph-properties fo:margin-top="0.423cm" fo:margin-bottom="0cm" style:contextual-spacing="false" fo:line-height="150%" fo:padding="0cm" fo:border="none" style:shadow="none" style:join-border="false"/>
    </style:style>
    <style:style style:name="P4" style:family="paragraph" style:parent-style-name="normal">
      <style:paragraph-properties fo:margin-left="0cm" fo:margin-right="0cm" fo:text-indent="0cm" style:auto-text-indent="false" fo:padding="0cm" fo:border="none" style:shadow="none" style:join-border="false"/>
    </style:style>
    <style:style style:name="P5" style:family="paragraph" style:parent-style-name="normal">
      <style:paragraph-properties fo:margin-left="0cm" fo:margin-right="0cm" fo:margin-top="0.388cm" fo:margin-bottom="0.388cm" style:contextual-spacing="false" fo:line-height="100%" fo:text-indent="0cm" style:auto-text-indent="false"/>
    </style:style>
    <style:style style:name="P6" style:family="paragraph" style:parent-style-name="normal">
      <style:paragraph-properties fo:margin-left="0cm" fo:margin-right="0cm" fo:text-indent="0cm" style:auto-text-indent="false" fo:padding="0cm" fo:border="none" style:shadow="none" style:join-border="false"/>
      <style:text-properties fo:color="#2d2d2d" loext:opacity="100%" fo:font-size="10.5pt" style:font-size-asian="10.5pt" style:font-size-complex="10.5pt"/>
    </style:style>
    <style:style style:name="P7" style:family="paragraph" style:parent-style-name="normal" style:list-style-name="WWNum1">
      <style:paragraph-properties fo:margin-left="1.27cm" fo:margin-right="0cm" fo:text-indent="-0.635cm" style:auto-text-indent="false" fo:padding="0cm" fo:border="none" style:shadow="none" style:join-border="false"/>
    </style:style>
    <style:style style:name="P8" style:family="paragraph" style:parent-style-name="normal" style:master-page-name="Standard">
      <style:paragraph-properties style:page-number="1"/>
    </style:style>
    <style:style style:name="T1" style:family="text">
      <style:text-properties fo:color="#3c4043" loext:opacity="100%" style:font-name="Roboto" fo:font-size="12.5pt" fo:font-weight="bold" style:font-name-asian="Roboto1" style:font-size-asian="12.5pt" style:font-weight-asian="bold" style:font-name-complex="Roboto1" style:font-size-complex="12.5pt"/>
    </style:style>
    <style:style style:name="T2" style:family="text">
      <style:text-properties fo:color="#3c4043" loext:opacity="100%" style:font-name="Roboto" fo:font-size="10.5pt" style:font-name-asian="Roboto1" style:font-size-asian="10.5pt" style:font-name-complex="Roboto1" style:font-size-complex="10.5pt"/>
    </style:style>
    <style:style style:name="T3" style:family="text">
      <style:text-properties fo:color="#3c4043" loext:opacity="100%" style:font-name="Roboto" fo:font-size="11.5pt" fo:font-weight="bold" style:font-name-asian="Roboto1" style:font-size-asian="11.5pt" style:font-weight-asian="bold" style:font-name-complex="Roboto1" style:font-size-complex="11.5pt"/>
    </style:style>
    <style:style style:name="T4" style:family="text">
      <style:text-properties fo:color="#2d2d2d" loext:opacity="100%" fo:font-size="10.5pt" fo:font-style="italic" style:font-size-asian="10.5pt" style:font-style-asian="italic" style:font-size-complex="10.5pt"/>
    </style:style>
    <style:style style:name="T5" style:family="text">
      <style:text-properties fo:color="#2d2d2d" loext:opacity="100%" fo:font-size="10.5pt" style:font-size-asian="10.5pt" style:font-size-complex="10.5pt"/>
    </style:style>
    <style:style style:name="T6" style:family="text">
      <style:text-properties fo:color="#2557a7" loext:opacity="100%"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1. Elige la forma jurídica de tu empresa y justifica tu elección, indicando ventajas e inconvenientes de la forma elegida.</text:span><text:span text:style-name="T1"/></text:p>
      <text:p text:style-name="P1" loext:marker-style-name="T2"/>
      <text:p text:style-name="normal" loext:marker-style-name="T2"><text:span text:style-name="T2">Nuestra empresa debería ser una persona jurídica.</text:span><text:span text:style-name="T2"/></text:p>
      <text:p text:style-name="P1" loext:marker-style-name="T2"/>
      <text:p text:style-name="normal" loext:marker-style-name="T2"><text:span text:style-name="T2">En primer lugar por que tiene la capacidad jurídica para celebrar contratos, comprar y vender bienes y servicios, demandar y poseer propiedades a su nombre. </text:span><text:span text:style-name="T2"/></text:p>
      <text:p text:style-name="P1" loext:marker-style-name="T2"/>
      <text:p text:style-name="normal" loext:marker-style-name="T2"><text:span text:style-name="T2">Lo segundo es por que es una entidad separada de sus miembros. Lo que significa que puede actuar en su propio nombre y tener patrimonio propio separado de nosotros, sus creadores. </text:span><text:span text:style-name="T2"/></text:p>
      <text:p text:style-name="P1" loext:marker-style-name="T2"/>
      <text:p text:style-name="P1" loext:marker-style-name="T2"/>
      <text:p text:style-name="normal" loext:marker-style-name="T2"><text:span text:style-name="T2">Las ventajas que podemos ver son:</text:span><text:span text:style-name="T2"/></text:p>
      <text:p text:style-name="P1" loext:marker-style-name="T2"/>
      <text:p text:style-name="normal" loext:marker-style-name="T2"><text:span text:style-name="T2">Es mucho más sencillo poder ganar créditos bancarios y financiamiento. </text:span><text:span text:style-name="T2"/></text:p>
      <text:p text:style-name="normal" loext:marker-style-name="T2"><text:span text:style-name="T2">Se nos hace mucho más sencillo la administración de nuestra propiedades como empresa y los bienes que poseemos. </text:span><text:span text:style-name="T2"/></text:p>
      <text:p text:style-name="normal" loext:marker-style-name="T2"><text:span text:style-name="T2">Nos separa a nosotros como individuos de la responsabilidad de la empresa. </text:span><text:span text:style-name="T2"/></text:p>
      <text:p text:style-name="P1" loext:marker-style-name="T2"/>
      <text:p text:style-name="P1" loext:marker-style-name="T2"/>
      <text:p text:style-name="normal" loext:marker-style-name="T2"><text:span text:style-name="T2">Por otra parte, las desventajas serían:</text:span><text:span text:style-name="T2"/></text:p>
      <text:p text:style-name="P1" loext:marker-style-name="T2"/>
      <text:p text:style-name="normal" loext:marker-style-name="T2"><text:span text:style-name="T2">La burocracia que hay que cumplir para estar al tanto y al día de las obligaciones legales y fiscales son enormes. Además de que los requisitos legales suelen ser difíciles de completar requiriendo de un riguroso estudio. </text:span><text:span text:style-name="T2"/></text:p>
      <text:p text:style-name="normal" loext:marker-style-name="T2"><text:span text:style-name="T2">Si nos expandimos con más socios las decisiones y opiniones pueden dividirse haciendo que haya conflictos internos en la empresa.</text:span><text:span text:style-name="T2"/></text:p>
      <text:p text:style-name="P1" loext:marker-style-name="T2"/>
      <text:p text:style-name="normal" loext:marker-style-name="T2"><text:span text:style-name="T2">Aparte de esto hemos elegido ser una sociedad colectiva.</text:span><text:span text:style-name="T2"/></text:p>
      <text:p text:style-name="P3" loext:marker-style-name="T4"><text:span text:style-name="T4">Las ventajas de este tipo de asociaciones son varias:</text:span><text:span text:style-name="T4"/></text:p>
      <text:p text:style-name="P4" loext:marker-style-name="T5"><text:span text:style-name="T5">Siempre hay posibilidad de reunir mayor capital debido a las inversiones posibles tanto de bancos como inversores. </text:span><text:span text:style-name="T5"/></text:p>
      <text:p text:style-name="P4" loext:marker-style-name="T5"><text:span text:style-name="T5">Todos los miembros tienen derecho a votar.</text:span><text:span text:style-name="T5"/></text:p>
      <text:p text:style-name="P4" loext:marker-style-name="T5"><text:span text:style-name="T5">Todos participan directamente en los beneficios de la sociedad.</text:span><text:span text:style-name="T5"/></text:p>
      <text:p text:style-name="P4" loext:marker-style-name="T5"><text:span text:style-name="T5">No se requiere de un capital mínimo para conformarla aunque es recomendable como es obvio. </text:span><text:span text:style-name="T5"/></text:p>
      <text:p text:style-name="P4" loext:marker-style-name="T5"><text:span text:style-name="T5">Todos los socios pueden participar en las decisiones de la empresa, sin que ninguno se imponga.</text:span><text:span text:style-name="T5"/></text:p>
      <text:p text:style-name="P1" loext:marker-style-name="T2"/>
      <text:p text:style-name="P3" loext:marker-style-name="T4"><text:span text:style-name="T4">Sin embargo, también existen desventajas a considerar:</text:span><text:span text:style-name="T4"/></text:p>
      <text:p text:style-name="P4" loext:marker-style-name="T5"><text:span text:style-name="T5">No es sencillo incorporar o destituir a los socios, una vez creado estaremos unidos como si fuera un matrimonio.</text:span><text:span text:style-name="T5"/></text:p>
      <text:p text:style-name="P4" loext:marker-style-name="T5"><text:span text:style-name="T5">La constitución es un proceso burocráticamente complejo, como se aclaró en las desventajas anteriores.</text:span><text:span text:style-name="T5"/></text:p>
      <text:p text:style-name="P4" loext:marker-style-name="T5"><text:span text:style-name="T5">Los socios no pueden participar en ninguna otra compañía, a no ser que tenga la autorización del resto de socios.</text:span><text:span text:style-name="T5"/></text:p>
      <text:p text:style-name="P4" loext:marker-style-name="T5"><text:soft-page-break/><text:span text:style-name="T5">Los socios tendrán que responder de modo solidario, ilimitado y subsidiariamente por las obligaciones fiscales de la empresa. Por tanto, deberán responder con sus propios bienes por las obligaciones que contraiga la sociedad cuando ésta no pueda enfrentarlas.</text:span><text:span text:style-name="T5"/></text:p>
      <text:p text:style-name="P1" loext:marker-style-name="T2"/>
      <text:p text:style-name="normal"/>
      <text:p text:style-name="normal" loext:marker-style-name="T3"><text:span text:style-name="T3">2. Dí el número de socios en caso de elegir empresa con forma de sociedad, número que puede ser ficticio porque se pueden añadir más socios aunque nuestro trabajo esté realizado solo por dos alumnos. Podéis ser todos socios, o algunos socios y otros trabajadores.</text:span><text:span text:style-name="T3"/></text:p>
      <text:p text:style-name="P1" loext:marker-style-name="T2"/>
      <text:p text:style-name="normal" loext:marker-style-name="T2"><text:span text:style-name="T2">En principios seriamos dos Socios colectivos, sumando también unos 5 Socios industriales como trabajadores entre limpiadores, guardias de seguridad, secretarios y ayuda al cliente.</text:span><text:span text:style-name="T2"/></text:p>
      <text:p text:style-name="normal"/>
      <text:p text:style-name="normal" loext:marker-style-name="T1"><text:span text:style-name="T1">3. Según la forma jurídica elegida, indica lo siguiente:</text:span><text:span text:style-name="T1"/></text:p>
      <text:p text:style-name="P5" loext:marker-style-name="T2"><text:span text:style-name="T2">Trámites de creación de la sociedad:</text:span><text:span text:style-name="T2"/></text:p>
      <text:p text:style-name="P4" loext:marker-style-name="T5"><text:span text:style-name="T5">Solicitar la razón social ante la </text:span><text:a xlink:type="simple" xlink:href="https://www.gob.mx/se" text:style-name="Default_20_Style" text:visited-style-name="Default_20_Style"><text:span text:style-name="T6">Secretaría de Economía</text:span></text:a><text:span text:style-name="T5">. Para ello necesitarás, entre otras cosas, una firma electrónica.</text:span></text:p>
      <text:p text:style-name="P6" loext:marker-style-name="T5"/>
      <text:p text:style-name="P4" loext:marker-style-name="T5"><text:span text:style-name="T5">Redactar los estatutos sociales (preferentemente, con ayuda de notario).</text:span><text:span text:style-name="T5"/></text:p>
      <text:p text:style-name="P6" loext:marker-style-name="T5"/>
      <text:p text:style-name="P4" loext:marker-style-name="T5"><text:span text:style-name="T5">Formalizar estos estatutos sociales ante un </text:span><text:a xlink:type="simple" xlink:href="https://mx.indeed.com/orientacion-profesional/como-encontrar-empleo/como-ser-notario-publico-mexico" text:style-name="Default_20_Style" text:visited-style-name="Default_20_Style"><text:span text:style-name="T6">notario público</text:span></text:a><text:span text:style-name="T5">.</text:span></text:p>
      <text:p text:style-name="P6" loext:marker-style-name="T5"/>
      <text:p text:style-name="P4" loext:marker-style-name="T5"><text:span text:style-name="T5">Inscribir el acta constitutiva en el </text:span><text:a xlink:type="simple" xlink:href="https://rpc.economia.gob.mx/" text:style-name="Default_20_Style" text:visited-style-name="Default_20_Style"><text:span text:style-name="T6">Registro Público de Comercio</text:span></text:a><text:span text:style-name="T5">.</text:span></text:p>
      <text:p text:style-name="P6" loext:marker-style-name="T5"/>
      <text:p text:style-name="P4" loext:marker-style-name="T5"><text:span text:style-name="T5">De acuerdo con la Ley General de Sociedad Mercantiles, la constitución de la sociedad se hace mediante escritura pública y deberá incluir la siguiente información:</text:span><text:span text:style-name="T5"/></text:p>
      <text:p text:style-name="P6" loext:marker-style-name="T5"/>
      <text:list text:style-name="WWNum1">
        <text:list-item>
          <text:p text:style-name="P7" loext:marker-style-name="T5"><text:span text:style-name="T5">Los datos completos de los socios (nombre, nacionalidad y domicilio).</text:span><text:span text:style-name="T5"/></text:p>
        </text:list-item>
        <text:list-item>
          <text:p text:style-name="P7" loext:marker-style-name="T5"><text:span text:style-name="T5">La razón social u objeto de la sociedad.</text:span><text:span text:style-name="T5"/></text:p>
        </text:list-item>
        <text:list-item>
          <text:p text:style-name="P7" loext:marker-style-name="T5"><text:span text:style-name="T5">El domicilio de la sociedad.</text:span><text:span text:style-name="T5"/></text:p>
        </text:list-item>
        <text:list-item>
          <text:p text:style-name="P7" loext:marker-style-name="T5"><text:span text:style-name="T5">El importe del capital social.</text:span><text:span text:style-name="T5"/></text:p>
        </text:list-item>
        <text:list-item>
          <text:p text:style-name="P7" loext:marker-style-name="T5"><text:span text:style-name="T5">El capital que aporte cada socio.</text:span><text:span text:style-name="T5"/></text:p>
        </text:list-item>
        <text:list-item>
          <text:p text:style-name="P7" loext:marker-style-name="T5"><text:span text:style-name="T5">La duración de la sociedad.</text:span><text:span text:style-name="T5"/></text:p>
        </text:list-item>
        <text:list-item>
          <text:p text:style-name="P7" loext:marker-style-name="T5"><text:span text:style-name="T5">El importe del fondo de reserva.</text:span><text:span text:style-name="T5"/></text:p>
        </text:list-item>
        <text:list-item>
          <text:p text:style-name="P7" loext:marker-style-name="T5"><text:span text:style-name="T5">Los acuerdos especiales entre los socios.</text:span><text:span text:style-name="T5"/></text:p>
        </text:list-item>
        <text:list-item>
          <text:p text:style-name="P7" loext:marker-style-name="T5"><text:span text:style-name="T5">La forma en la que la sociedad se administrará.</text:span><text:span text:style-name="T5"/></text:p>
        </text:list-item>
        <text:list-item>
          <text:p text:style-name="P7" loext:marker-style-name="T5"><text:span text:style-name="T5">Los casos en los que la sociedad pudiera disolverse.</text:span><text:span text:style-name="T5"/></text:p>
        </text:list-item>
      </text:list>
      <text:p text:style-name="P2" loext:marker-style-name="T2"/>
      <text:p text:style-name="P5" loext:marker-style-name="T2"><text:span text:style-name="T2">Indica cuáles serán los costes aproximados que te supondrá constituir la empresa según la forma jurídica empleada.</text:span><text:span text:style-name="T2"/></text:p>
      <text:p text:style-name="P5" loext:marker-style-name="T2"><text:span text:style-name="T2">En la formalización de las escrituras de constitución de las sociedades colectivas, por tratarse de “documentos de cuantía”, se aplica una escala que depende del valor del objeto de negocio y rondaría los 300 euros. Claro está, esto solo para formalizar la formación jurídica y no empezar el negoci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25T20:41:52.016000000</dc:date>
    <meta:editing-duration>PT28M19S</meta:editing-duration>
    <meta:editing-cycles>1</meta:editing-cycles>
    <meta:document-statistic meta:table-count="0" meta:image-count="0" meta:object-count="0" meta:page-count="2" meta:paragraph-count="44" meta:word-count="671" meta:character-count="4185" meta:non-whitespace-character-count="3560"/>
    <meta:generator>LibreOffice/7.5.6.2$Windows_X86_64 LibreOffice_project/f654817fb68d6d4600d7d2f6b647e47729f55f15</meta:generator>
  </office:meta>
</office:document-meta>
</file>